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uropa" svg:font-family="Europa, apple-system, BlinkMacSystemFont, 'Segoe UI', Roboto, Oxygen-Sans, Ubuntu, Cantarell, 'Helvetica Neue', sans-serif"/>
    <style:font-face style:name="Lucida Grande" svg:font-family="'Lucida Grande', helvetica, arial, verdana, sans-serif"/>
    <style:font-face style:name="Roboto Slab" svg:font-family="'Roboto Slab', 'Times New Roman', serif"/>
    <style:font-face style:name="arial" svg:font-family="arial, sans-serif"/>
    <style:font-face style:name="FreeSans1" svg:font-family="FreeSans" style:font-family-generic="swis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1" fo:font-size="18pt" officeooo:rsid="001b0f6e" officeooo:paragraph-rsid="001b0f6e" style:font-size-asian="18pt" style:font-size-complex="18pt"/>
    </style:style>
    <style:style style:name="P2" style:family="paragraph" style:parent-style-name="Standard">
      <style:paragraph-properties fo:text-align="start" style:justify-single-word="false"/>
      <style:text-properties style:font-name="Liberation Sans1" fo:font-size="18pt" officeooo:rsid="00405993" officeooo:paragraph-rsid="00405993" style:font-size-asian="18pt" style:font-size-complex="18pt"/>
    </style:style>
    <style:style style:name="P3" style:family="paragraph" style:parent-style-name="Standard">
      <style:paragraph-properties fo:text-align="start" style:justify-single-word="false"/>
      <style:text-properties style:font-name="Liberation Sans1" fo:font-size="15pt" officeooo:rsid="003114ba" officeooo:paragraph-rsid="003114ba" style:font-size-asian="15pt" style:font-size-complex="15pt"/>
    </style:style>
    <style:style style:name="P4" style:family="paragraph" style:parent-style-name="Standard">
      <style:paragraph-properties fo:text-align="start" style:justify-single-word="false"/>
      <style:text-properties fo:color="#800000" style:font-name="Liberation Sans1" fo:font-size="10pt" officeooo:rsid="00405993" officeooo:paragraph-rsid="00405993" style:font-size-asian="10pt" style:font-size-complex="10pt"/>
    </style:style>
    <style:style style:name="P5" style:family="paragraph" style:parent-style-name="Standard">
      <style:paragraph-properties fo:margin-left="0in" fo:margin-right="0in" fo:line-height="100%" fo:text-align="start" style:justify-single-word="false" fo:text-indent="0in" style:auto-text-indent="false"/>
      <style:text-properties style:font-name="Liberation Sans1" fo:font-size="10pt" fo:font-weight="bold" officeooo:rsid="00242451" officeooo:paragraph-rsid="00242451" style:font-size-asian="10pt" style:font-weight-asian="bold" style:font-size-complex="10pt" style:font-weight-complex="bold"/>
    </style:style>
    <style:style style:name="P6" style:family="paragraph" style:parent-style-name="Standard">
      <style:paragraph-properties fo:margin-left="0in" fo:margin-right="0in" fo:line-height="100%" fo:text-align="start" style:justify-single-word="false" fo:text-indent="0in" style:auto-text-indent="false"/>
      <style:text-properties style:font-name="Liberation Sans1" fo:font-size="10pt" fo:font-weight="bold" officeooo:rsid="001b0f6e" officeooo:paragraph-rsid="001b0f6e" style:font-size-asian="10pt" style:font-weight-asian="bold" style:font-size-complex="10pt" style:font-weight-complex="bold"/>
    </style:style>
    <style:style style:name="P7" style:family="paragraph" style:parent-style-name="Standard">
      <style:paragraph-properties fo:margin-left="0in" fo:margin-right="0in" fo:line-height="100%" fo:text-align="start" style:justify-single-word="false" fo:text-indent="0in" style:auto-text-indent="false"/>
      <style:text-properties style:font-name="Liberation Sans1" fo:font-size="10pt" officeooo:rsid="00242451" officeooo:paragraph-rsid="00242451" style:font-size-asian="10pt" style:font-size-complex="10pt"/>
    </style:style>
    <style:style style:name="P8" style:family="paragraph" style:parent-style-name="Standard">
      <style:paragraph-properties fo:margin-left="0in" fo:margin-right="0in" fo:line-height="100%" fo:text-align="start" style:justify-single-word="false" fo:text-indent="0in" style:auto-text-indent="false"/>
      <style:text-properties style:font-name="Liberation Sans1" fo:font-size="10pt" officeooo:rsid="001cb0b8" officeooo:paragraph-rsid="001cb0b8" style:font-size-asian="10pt" style:font-size-complex="10pt"/>
    </style:style>
    <style:style style:name="P9" style:family="paragraph" style:parent-style-name="Standard">
      <style:paragraph-properties fo:margin-left="0in" fo:margin-right="0in" fo:line-height="100%" fo:text-align="start" style:justify-single-word="false" fo:text-indent="0in" style:auto-text-indent="false"/>
      <style:text-properties style:font-name="Liberation Sans1" fo:font-size="10pt" officeooo:rsid="0020f741" officeooo:paragraph-rsid="0020f741" style:font-size-asian="10pt" style:font-size-complex="10pt"/>
    </style:style>
    <style:style style:name="P10" style:family="paragraph" style:parent-style-name="Standard">
      <style:paragraph-properties fo:margin-left="0in" fo:margin-right="0in" fo:line-height="100%" fo:text-align="start" style:justify-single-word="false" fo:text-indent="0in" style:auto-text-indent="false"/>
      <style:text-properties style:font-name="Liberation Sans1" fo:font-size="10pt" officeooo:rsid="0022f3e6" officeooo:paragraph-rsid="0022f3e6" style:font-size-asian="10pt" style:font-size-complex="10pt"/>
    </style:style>
    <style:style style:name="P11" style:family="paragraph" style:parent-style-name="Standard">
      <style:paragraph-properties fo:margin-left="0in" fo:margin-right="0in" fo:line-height="100%" fo:text-align="start" style:justify-single-word="false" fo:text-indent="0in" style:auto-text-indent="false"/>
      <style:text-properties style:font-name="Liberation Sans1" fo:font-size="10pt" officeooo:rsid="001d10df" officeooo:paragraph-rsid="001d10df" style:font-size-asian="10pt" style:font-size-complex="10pt"/>
    </style:style>
    <style:style style:name="P12" style:family="paragraph" style:parent-style-name="Standard">
      <style:paragraph-properties fo:margin-left="0in" fo:margin-right="0in" fo:line-height="100%" fo:text-align="start" style:justify-single-word="false" fo:text-indent="0in" style:auto-text-indent="false"/>
      <style:text-properties style:font-name="Liberation Sans1" fo:font-size="10pt" officeooo:rsid="001ea3ed" officeooo:paragraph-rsid="001ea3ed" style:font-size-asian="10pt" style:font-size-complex="10pt"/>
    </style:style>
    <style:style style:name="P13" style:family="paragraph" style:parent-style-name="Standard">
      <style:paragraph-properties fo:margin-left="0in" fo:margin-right="0in" fo:line-height="100%" fo:text-align="start" style:justify-single-word="false" fo:text-indent="0in" style:auto-text-indent="false"/>
      <style:text-properties style:font-name="Liberation Sans1" fo:font-size="10pt" officeooo:rsid="001b0f6e" officeooo:paragraph-rsid="001b0f6e" style:font-size-asian="10pt" style:font-size-complex="10pt"/>
    </style:style>
    <style:style style:name="P14" style:family="paragraph" style:parent-style-name="Text_20_body">
      <style:paragraph-properties fo:margin-left="0in" fo:margin-right="0in" fo:line-height="100%" fo:text-align="start" style:justify-single-word="false" fo:text-indent="0in" style:auto-text-indent="false"/>
      <style:text-properties style:font-name="Liberation Sans1" fo:font-size="10pt" officeooo:rsid="00242451" officeooo:paragraph-rsid="0024d899" style:font-size-asian="10pt" style:font-size-complex="10pt"/>
    </style:style>
    <style:style style:name="P15" style:family="paragraph" style:parent-style-name="Text_20_body">
      <style:paragraph-properties fo:margin-left="0in" fo:margin-right="0in" fo:line-height="100%" fo:text-align="start" style:justify-single-word="false" fo:text-indent="0in" style:auto-text-indent="false"/>
      <style:text-properties style:font-name="Liberation Sans1" fo:font-size="10pt" officeooo:rsid="0025fd3c" officeooo:paragraph-rsid="0025fd3c" style:font-size-asian="10pt" style:font-size-complex="10pt"/>
    </style:style>
    <style:style style:name="P16" style:family="paragraph" style:parent-style-name="Text_20_body">
      <style:paragraph-properties fo:margin-left="0in" fo:margin-right="0in" fo:line-height="100%" fo:text-align="start" style:justify-single-word="false" fo:text-indent="0in" style:auto-text-indent="false"/>
      <style:text-properties style:font-name="Liberation Sans1" fo:font-size="10pt" fo:font-style="italic" officeooo:rsid="0029834e" officeooo:paragraph-rsid="0029834e" style:font-size-asian="10pt" style:font-style-asian="italic" style:font-size-complex="10pt" style:font-style-complex="italic"/>
    </style:style>
    <style:style style:name="P17" style:family="paragraph" style:parent-style-name="Text_20_body">
      <style:paragraph-properties fo:margin-left="0in" fo:margin-right="0in" fo:line-height="100%" fo:text-align="start" style:justify-single-word="false" fo:text-indent="0in" style:auto-text-indent="false"/>
      <style:text-properties style:font-name="Liberation Sans1" fo:font-size="10pt" fo:font-style="normal" fo:font-weight="bold" officeooo:rsid="002ad9d6" officeooo:paragraph-rsid="002ad9d6" style:font-size-asian="10pt" style:font-style-asian="normal" style:font-weight-asian="bold" style:font-size-complex="10pt" style:font-style-complex="normal" style:font-weight-complex="bold"/>
    </style:style>
    <style:style style:name="P18" style:family="paragraph" style:parent-style-name="Text_20_body">
      <style:paragraph-properties fo:margin-left="0in" fo:margin-right="0in" fo:line-height="100%" fo:text-align="start" style:justify-single-word="false" fo:text-indent="0in" style:auto-text-indent="false"/>
      <style:text-properties style:font-name="Liberation Sans1" fo:font-size="10pt" fo:font-style="normal" fo:font-weight="bold" officeooo:rsid="002ad9d6" officeooo:paragraph-rsid="002dc035" style:font-size-asian="10pt" style:font-style-asian="normal" style:font-weight-asian="bold" style:font-size-complex="10pt" style:font-style-complex="normal" style:font-weight-complex="bold"/>
    </style:style>
    <style:style style:name="P19" style:family="paragraph" style:parent-style-name="Text_20_body">
      <style:paragraph-properties fo:margin-left="0in" fo:margin-right="0in" fo:line-height="100%" fo:text-align="start" style:justify-single-word="false" fo:text-indent="0in" style:auto-text-indent="false"/>
      <style:text-properties style:font-name="Liberation Sans1" fo:font-size="10pt" fo:font-style="normal" fo:font-weight="bold" officeooo:rsid="002b32c5" officeooo:paragraph-rsid="002b32c5" style:font-size-asian="10pt" style:font-style-asian="normal" style:font-weight-asian="bold" style:font-size-complex="10pt" style:font-style-complex="normal" style:font-weight-complex="bold"/>
    </style:style>
    <style:style style:name="P20" style:family="paragraph" style:parent-style-name="Text_20_body">
      <style:paragraph-properties fo:margin-left="0in" fo:margin-right="0in" fo:line-height="100%" fo:text-align="start" style:justify-single-word="false" fo:text-indent="0in" style:auto-text-indent="false"/>
      <style:text-properties style:font-name="Liberation Sans1" fo:font-size="10pt" fo:font-style="normal" fo:font-weight="bold" officeooo:rsid="002b32c5" officeooo:paragraph-rsid="002d0a9b" style:font-size-asian="10pt" style:font-style-asian="normal" style:font-weight-asian="bold" style:font-size-complex="10pt" style:font-style-complex="normal" style:font-weight-complex="bold"/>
    </style:style>
    <style:style style:name="P21" style:family="paragraph" style:parent-style-name="Text_20_body">
      <style:paragraph-properties fo:margin-left="0in" fo:margin-right="0in" fo:line-height="100%" fo:text-align="start" style:justify-single-word="false" fo:text-indent="0in" style:auto-text-indent="false"/>
      <style:text-properties style:font-name="Liberation Sans1" fo:font-size="10pt" fo:font-style="normal" fo:font-weight="normal" officeooo:rsid="002ad9d6" officeooo:paragraph-rsid="002ad9d6" style:font-size-asian="10pt" style:font-style-asian="normal" style:font-weight-asian="normal" style:font-size-complex="10pt" style:font-style-complex="normal" style:font-weight-complex="normal"/>
    </style:style>
    <style:style style:name="P22" style:family="paragraph" style:parent-style-name="Text_20_body">
      <style:paragraph-properties fo:margin-left="0in" fo:margin-right="0in" fo:line-height="100%" fo:text-align="start" style:justify-single-word="false" fo:text-indent="0in" style:auto-text-indent="false"/>
      <style:text-properties style:font-name="Liberation Sans1" fo:font-size="10pt" fo:font-style="normal" fo:font-weight="normal" officeooo:rsid="002f5967" officeooo:paragraph-rsid="002f5967" style:font-size-asian="10pt" style:font-style-asian="normal" style:font-weight-asian="normal" style:font-size-complex="10pt" style:font-style-complex="normal" style:font-weight-complex="normal"/>
    </style:style>
    <style:style style:name="P23" style:family="paragraph" style:parent-style-name="Text_20_body">
      <style:paragraph-properties fo:margin-left="0in" fo:margin-right="0in" fo:line-height="100%" fo:text-align="start" style:justify-single-word="false" fo:text-indent="0in" style:auto-text-indent="false"/>
      <style:text-properties style:font-name="Liberation Sans1" fo:font-size="10pt" fo:font-style="normal" style:text-underline-style="solid" style:text-underline-width="auto" style:text-underline-color="font-color" fo:font-weight="bold" officeooo:rsid="002ad9d6" officeooo:paragraph-rsid="002ad9d6" style:font-size-asian="10pt" style:font-style-asian="normal" style:font-weight-asian="bold" style:font-size-complex="10pt" style:font-style-complex="normal" style:font-weight-complex="bold"/>
    </style:style>
    <style:style style:name="P24"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0pt" fo:letter-spacing="normal" fo:font-style="normal" fo:font-weight="normal" officeooo:rsid="00242451" officeooo:paragraph-rsid="00242451" style:font-size-asian="10pt" style:font-weight-asian="normal" style:font-size-complex="10pt" style:font-weight-complex="normal" loext:padding="0in" loext:border="none"/>
    </style:style>
    <style:style style:name="P25"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0pt" fo:letter-spacing="normal" fo:font-style="normal" fo:font-weight="normal" officeooo:rsid="0032adaa" officeooo:paragraph-rsid="0032adaa" style:font-size-asian="8.75pt" style:font-style-asian="normal" style:font-weight-asian="normal" style:font-size-complex="10pt" style:font-style-complex="normal" style:font-weight-complex="normal" loext:padding="0in" loext:border="none"/>
    </style:style>
    <style:style style:name="P26"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0pt" fo:letter-spacing="normal" fo:font-style="normal" fo:font-weight="normal" officeooo:rsid="0032adaa" officeooo:paragraph-rsid="00344675" style:font-size-asian="8.75pt" style:font-style-asian="normal" style:font-weight-asian="normal" style:font-size-complex="10pt" style:font-style-complex="normal" style:font-weight-complex="normal" loext:padding="0in" loext:border="none"/>
    </style:style>
    <style:style style:name="P27"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0pt" fo:letter-spacing="normal" fo:font-style="normal" fo:font-weight="normal" officeooo:rsid="0036a9ee" officeooo:paragraph-rsid="0036a9ee" style:font-size-asian="8.75pt" style:font-style-asian="normal" style:font-weight-asian="normal" style:font-size-complex="10pt" style:font-style-complex="normal" style:font-weight-complex="normal" loext:padding="0in" loext:border="none"/>
    </style:style>
    <style:style style:name="P28"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0pt" fo:letter-spacing="normal" fo:font-style="normal" fo:font-weight="normal" officeooo:rsid="003ad072" officeooo:paragraph-rsid="003ad072" style:font-size-asian="8.75pt" style:font-style-asian="normal" style:font-weight-asian="normal" style:font-size-complex="10pt" style:font-style-complex="normal" style:font-weight-complex="normal" loext:padding="0in" loext:border="none"/>
    </style:style>
    <style:style style:name="P29"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0pt" fo:letter-spacing="normal" fo:font-style="normal" fo:font-weight="normal" officeooo:rsid="003c6ed7" officeooo:paragraph-rsid="003c6ed7" style:font-size-asian="8.75pt" style:font-style-asian="normal" style:font-weight-asian="normal" style:font-size-complex="10pt" style:font-style-complex="normal" style:font-weight-complex="normal" loext:padding="0in" loext:border="none"/>
    </style:style>
    <style:style style:name="P30"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0pt" fo:letter-spacing="normal" fo:font-style="normal" fo:font-weight="normal" officeooo:rsid="00416f02" officeooo:paragraph-rsid="00416f02" style:font-size-asian="8.75pt" style:font-style-asian="normal" style:font-weight-asian="normal" style:font-size-complex="10pt" style:font-style-complex="normal" style:font-weight-complex="normal" loext:padding="0in" loext:border="none"/>
    </style:style>
    <style:style style:name="P31"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0pt" fo:letter-spacing="normal" fo:font-style="normal" fo:font-weight="normal" officeooo:rsid="0042a632" officeooo:paragraph-rsid="0042a632" style:font-size-asian="8.75pt" style:font-style-asian="normal" style:font-weight-asian="normal" style:font-size-complex="10pt" style:font-style-complex="normal" style:font-weight-complex="normal" loext:padding="0in" loext:border="none"/>
    </style:style>
    <style:style style:name="P32"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0pt" fo:letter-spacing="normal" fo:font-style="normal" fo:font-weight="normal" officeooo:rsid="0047e5e3" officeooo:paragraph-rsid="0047e5e3" style:font-size-asian="8.75pt" style:font-style-asian="normal" style:font-weight-asian="normal" style:font-size-complex="10pt" style:font-style-complex="normal" style:font-weight-complex="normal" loext:padding="0in" loext:border="none"/>
    </style:style>
    <style:style style:name="P33"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0pt" fo:letter-spacing="normal" fo:font-style="normal" fo:font-weight="normal" officeooo:rsid="0054aa78" officeooo:paragraph-rsid="0054aa78" style:font-size-asian="8.75pt" style:font-style-asian="normal" style:font-weight-asian="normal" style:font-size-complex="10pt" style:font-style-complex="normal" style:font-weight-complex="normal" loext:padding="0in" loext:border="none"/>
    </style:style>
    <style:style style:name="P34"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0pt" fo:letter-spacing="normal" fo:font-style="normal" fo:font-weight="normal" officeooo:rsid="0061c5ac" officeooo:paragraph-rsid="0061c5ac" style:font-size-asian="8.75pt" style:font-style-asian="normal" style:font-weight-asian="normal" style:font-size-complex="10pt" style:font-style-complex="normal" style:font-weight-complex="normal" loext:padding="0in" loext:border="none"/>
    </style:style>
    <style:style style:name="P35"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0pt" fo:letter-spacing="normal" fo:font-style="normal" fo:font-weight="bold" officeooo:rsid="00641f46" officeooo:paragraph-rsid="00641f46" style:font-size-asian="10pt" style:font-style-asian="normal" style:font-weight-asian="bold" style:font-size-complex="10pt" style:font-style-complex="normal" style:font-weight-complex="bold" loext:padding="0in" loext:border="none"/>
    </style:style>
    <style:style style:name="P36"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0pt" fo:letter-spacing="normal" fo:font-style="normal" style:text-underline-style="solid" style:text-underline-width="auto" style:text-underline-color="font-color" fo:font-weight="bold" officeooo:rsid="00242451" officeooo:paragraph-rsid="00242451" style:font-size-asian="10pt" style:font-weight-asian="bold" style:font-size-complex="10pt" style:font-weight-complex="bold" loext:padding="0in" loext:border="none"/>
    </style:style>
    <style:style style:name="P37"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0pt" fo:letter-spacing="normal" fo:font-style="normal" style:text-underline-style="solid" style:text-underline-width="auto" style:text-underline-color="font-color" fo:font-weight="bold" officeooo:rsid="0032adaa" officeooo:paragraph-rsid="0032adaa" style:font-size-asian="10pt" style:font-style-asian="normal" style:font-weight-asian="bold" style:font-size-complex="10pt" style:font-style-complex="normal" style:font-weight-complex="bold" loext:padding="0in" loext:border="none"/>
    </style:style>
    <style:style style:name="P38"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0pt" fo:letter-spacing="normal" fo:font-style="italic" fo:font-weight="normal" officeooo:rsid="0029834e" officeooo:paragraph-rsid="0029834e" style:font-size-asian="10pt" style:font-style-asian="italic" style:font-weight-asian="normal" style:font-size-complex="10pt" style:font-style-complex="italic" style:font-weight-complex="normal" loext:padding="0in" loext:border="none"/>
    </style:style>
    <style:style style:name="P39"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5pt" fo:letter-spacing="normal" fo:font-style="normal" fo:font-weight="bold" officeooo:rsid="003114ba" officeooo:paragraph-rsid="003114ba" style:font-size-asian="15pt" style:font-style-asian="normal" style:font-weight-asian="bold" style:font-size-complex="15pt" style:font-style-complex="normal" style:font-weight-complex="bold" loext:padding="0in" loext:border="none"/>
    </style:style>
    <style:style style:name="P40"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5pt" fo:letter-spacing="normal" fo:font-style="normal" fo:font-weight="bold" officeooo:rsid="0066057e" officeooo:paragraph-rsid="0066057e" loext:padding="0in" loext:border="none"/>
    </style:style>
    <style:style style:name="P41"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text-line-through-style="none" style:text-line-through-type="none" style:font-name="Liberation Sans1" fo:font-size="10pt" fo:letter-spacing="normal" fo:font-style="normal" style:text-underline-style="none" fo:font-weight="normal" officeooo:rsid="005e67b1" officeooo:paragraph-rsid="005e67b1" style:text-blinking="false" fo:background-color="#ffffff" style:font-size-asian="10pt" style:font-style-asian="normal" style:font-weight-asian="bold" style:font-size-complex="10pt" style:font-style-complex="normal" style:font-weight-complex="bold" loext:padding="0in" loext:border="none"/>
    </style:style>
    <style:style style:name="P42"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ff0000" style:text-line-through-style="none" style:text-line-through-type="none" style:font-name="Liberation Sans1" fo:font-size="10pt" fo:letter-spacing="normal" fo:font-style="normal" style:text-underline-style="none" fo:font-weight="normal" officeooo:rsid="005e67b1" officeooo:paragraph-rsid="005e67b1" style:text-blinking="false" fo:background-color="#ffffff" style:font-size-asian="10pt" style:font-style-asian="normal" style:font-weight-asian="bold" style:font-size-complex="10pt" style:font-style-complex="normal" style:font-weight-complex="bold" loext:padding="0in" loext:border="none"/>
    </style:style>
    <style:style style:name="P43" style:family="paragraph" style:parent-style-name="Heading_20_1">
      <style:paragraph-properties fo:margin-left="0in" fo:margin-right="0in" fo:line-height="100%" fo:text-align="start" style:justify-single-word="false" fo:text-indent="0in" style:auto-text-indent="false"/>
      <style:text-properties fo:font-variant="normal" fo:text-transform="none" fo:color="#000000" style:font-name="Liberation Sans1" fo:font-size="15pt" fo:letter-spacing="normal" fo:font-style="normal" fo:font-weight="bold" officeooo:paragraph-rsid="003114ba" loext:padding="0in" loext:border="none"/>
    </style:style>
    <style:style style:name="P44" style:family="paragraph" style:parent-style-name="Heading_20_1">
      <style:paragraph-properties fo:margin-left="0in" fo:margin-right="0in" fo:line-height="100%" fo:text-align="start" style:justify-single-word="false" fo:text-indent="0in" style:auto-text-indent="false"/>
      <style:text-properties fo:font-variant="normal" fo:text-transform="none" fo:color="#000000" style:font-name="Europa" fo:font-size="10pt" fo:letter-spacing="normal" fo:font-style="normal" fo:font-weight="bold" officeooo:paragraph-rsid="0061c5ac"/>
    </style:style>
    <style:style style:name="P45" style:family="paragraph" style:parent-style-name="Heading_20_1">
      <style:paragraph-properties fo:margin-left="0in" fo:margin-right="0in" fo:line-height="100%" fo:text-align="start" style:justify-single-word="false" fo:text-indent="0in" style:auto-text-indent="false"/>
      <style:text-properties officeooo:paragraph-rsid="0066057e"/>
    </style:style>
    <style:style style:name="P46" style:family="paragraph" style:parent-style-name="Text_20_body">
      <style:text-properties officeooo:rsid="00641f46" officeooo:paragraph-rsid="00641f46"/>
    </style:style>
    <style:style style:name="P47" style:family="paragraph" style:parent-style-name="Text_20_body">
      <style:text-properties officeooo:rsid="0064a3f8" officeooo:paragraph-rsid="0064a3f8"/>
    </style:style>
    <style:style style:name="P48" style:family="paragraph" style:parent-style-name="Text_20_body">
      <style:text-properties officeooo:rsid="0066057e" officeooo:paragraph-rsid="0066057e"/>
    </style:style>
    <style:style style:name="P49"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5pt" fo:letter-spacing="normal" fo:font-style="normal" fo:font-weight="bold" officeooo:rsid="006a7a92" officeooo:paragraph-rsid="006a7a92" style:font-size-asian="15pt" style:font-style-asian="normal" style:font-weight-asian="bold" style:font-size-complex="15pt" style:font-style-complex="normal" style:font-weight-complex="bold" loext:padding="0in" loext:border="none"/>
    </style:style>
    <style:style style:name="P50"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5pt" fo:letter-spacing="normal" fo:font-style="normal" fo:font-weight="bold" officeooo:rsid="006b4ac2" officeooo:paragraph-rsid="006b4ac2" style:font-size-asian="15pt" style:font-style-asian="normal" style:font-weight-asian="bold" style:font-size-complex="15pt" style:font-style-complex="normal" style:font-weight-complex="bold" loext:padding="0in" loext:border="none"/>
    </style:style>
    <style:style style:name="P51"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2pt" fo:letter-spacing="normal" fo:font-style="normal" fo:font-weight="bold" officeooo:rsid="00692e51" officeooo:paragraph-rsid="00692e51" style:font-size-asian="10.5pt" style:font-style-asian="normal" style:font-weight-asian="bold" style:font-size-complex="12pt" style:font-style-complex="normal" style:font-weight-complex="bold" loext:padding="0in" loext:border="none"/>
    </style:style>
    <style:style style:name="P52"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2pt" fo:letter-spacing="normal" fo:font-style="normal" fo:font-weight="bold" officeooo:rsid="006988f4" officeooo:paragraph-rsid="006988f4" style:font-size-asian="10.5pt" style:font-style-asian="normal" style:font-weight-asian="bold" style:font-size-complex="12pt" style:font-style-complex="normal" style:font-weight-complex="bold" loext:padding="0in" loext:border="none"/>
    </style:style>
    <style:style style:name="P53"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2pt" fo:letter-spacing="normal" fo:font-style="normal" fo:font-weight="bold" officeooo:rsid="006b4ac2" officeooo:paragraph-rsid="006b4ac2" style:font-size-asian="12pt" style:font-style-asian="normal" style:font-weight-asian="bold" style:font-size-complex="12pt" style:font-style-complex="normal" style:font-weight-complex="bold" loext:padding="0in" loext:border="none"/>
    </style:style>
    <style:style style:name="P54"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2pt" fo:letter-spacing="normal" fo:font-style="normal" fo:font-weight="normal" officeooo:rsid="00692e51" officeooo:paragraph-rsid="00692e51" style:font-size-asian="10.5pt" style:font-style-asian="normal" style:font-weight-asian="normal" style:font-size-complex="12pt" style:font-style-complex="normal" style:font-weight-complex="normal" loext:padding="0in" loext:border="none"/>
    </style:style>
    <style:style style:name="P55"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2pt" fo:letter-spacing="normal" fo:font-style="normal" fo:font-weight="normal" officeooo:rsid="006988f4" officeooo:paragraph-rsid="006988f4" style:font-size-asian="10.5pt" style:font-style-asian="normal" style:font-weight-asian="normal" style:font-size-complex="12pt" style:font-style-complex="normal" style:font-weight-complex="normal" loext:padding="0in" loext:border="none"/>
    </style:style>
    <style:style style:name="P56"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2pt" fo:letter-spacing="normal" fo:font-style="normal" fo:font-weight="normal" officeooo:rsid="006a7a92" officeooo:paragraph-rsid="006a7a92" style:font-size-asian="12pt" style:font-style-asian="normal" style:font-weight-asian="normal" style:font-size-complex="12pt" style:font-style-complex="normal" style:font-weight-complex="normal" loext:padding="0in" loext:border="none"/>
    </style:style>
    <style:style style:name="P57"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Liberation Sans1" fo:font-size="12pt" fo:letter-spacing="normal" fo:font-style="normal" fo:font-weight="normal" officeooo:rsid="006b4ac2" officeooo:paragraph-rsid="006b4ac2" style:font-size-asian="12pt" style:font-style-asian="normal" style:font-weight-asian="normal" style:font-size-complex="12pt" style:font-style-complex="normal" style:font-weight-complex="normal" loext:padding="0in" loext:border="none"/>
    </style:style>
    <style:style style:name="P58"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800000" style:font-name="Liberation Sans1" fo:font-size="12pt" fo:letter-spacing="normal" fo:font-style="normal" fo:font-weight="bold" officeooo:rsid="006d2abf" officeooo:paragraph-rsid="006d2abf" style:font-size-asian="12pt" style:font-style-asian="normal" style:font-weight-asian="bold" style:font-size-complex="12pt" style:font-style-complex="normal" style:font-weight-complex="bold" loext:padding="0in" loext:border="none"/>
    </style:style>
    <style:style style:name="T1" style:family="text">
      <style:text-properties officeooo:rsid="001f7417"/>
    </style:style>
    <style:style style:name="T2" style:family="text">
      <style:text-properties officeooo:rsid="00242451"/>
    </style:style>
    <style:style style:name="T3" style:family="text">
      <style:text-properties fo:font-variant="normal" fo:text-transform="none" fo:color="#000000" fo:letter-spacing="normal" fo:font-style="normal" fo:font-weight="bold" style:font-style-asian="normal" style:font-weight-asian="bold" style:font-style-complex="normal" style:font-weight-complex="bold" loext:padding="0in" loext:border="none"/>
    </style:style>
    <style:style style:name="T4" style:family="text">
      <style:text-properties fo:font-variant="normal" fo:text-transform="none" fo:color="#000000" fo:letter-spacing="normal" fo:font-style="normal" fo:font-weight="normal" style:font-weight-asian="normal" style:font-weight-complex="normal" loext:padding="0in" loext:border="none"/>
    </style:style>
    <style:style style:name="T5" style:family="text">
      <style:text-properties fo:font-variant="normal" fo:text-transform="none" fo:color="#000000" fo:letter-spacing="normal" fo:font-style="normal" fo:font-weight="normal" officeooo:rsid="0024d899" style:font-weight-asian="normal" style:font-weight-complex="normal" loext:padding="0in" loext:border="none"/>
    </style:style>
    <style:style style:name="T6" style:family="text">
      <style:text-properties fo:font-variant="normal" fo:text-transform="none" fo:color="#000000" fo:letter-spacing="normal" fo:font-style="normal" fo:font-weight="normal" officeooo:rsid="0025fd3c" style:font-weight-asian="normal" style:font-weight-complex="normal" loext:padding="0in" loext:border="none"/>
    </style:style>
    <style:style style:name="T7" style:family="text">
      <style:text-properties fo:font-variant="normal" fo:text-transform="none" fo:color="#000000" fo:letter-spacing="normal" fo:font-style="normal" fo:font-weight="normal" officeooo:rsid="0026c853" style:font-weight-asian="normal" style:font-weight-complex="normal" loext:padding="0in" loext:border="none"/>
    </style:style>
    <style:style style:name="T8" style:family="text">
      <style:text-properties fo:font-variant="normal" fo:text-transform="none" fo:color="#000000" fo:letter-spacing="normal" fo:font-weight="normal" style:font-weight-asian="normal" style:font-weight-complex="normal" loext:padding="0in" loext:border="none"/>
    </style:style>
    <style:style style:name="T9" style:family="text">
      <style:text-properties fo:font-variant="normal" fo:text-transform="none" fo:color="#000000" fo:letter-spacing="normal" fo:font-weight="bold" style:font-weight-asian="bold" style:font-weight-complex="bold" loext:padding="0in" loext:border="none"/>
    </style:style>
    <style:style style:name="T10" style:family="text">
      <style:text-properties fo:font-variant="normal" fo:text-transform="none" fo:color="#111111" style:text-line-through-style="none" style:text-line-through-type="none" style:font-name="Liberation Sans1" fo:font-size="10pt" fo:letter-spacing="normal" fo:font-style="normal" style:text-underline-style="none" fo:font-weight="bold" officeooo:rsid="0066057e" style:text-blinking="false" style:font-size-asian="10pt" style:font-style-asian="normal" style:font-weight-asian="bold" style:font-size-complex="10pt" style:font-style-complex="normal" style:font-weight-complex="bold" loext:padding="0in" loext:border="none"/>
    </style:style>
    <style:style style:name="T11" style:family="text">
      <style:text-properties fo:font-variant="normal" fo:text-transform="none" fo:color="#111111" style:text-line-through-style="none" style:text-line-through-type="none" style:font-name="Lucida Grande" fo:font-size="10pt" fo:letter-spacing="normal" fo:font-style="normal" style:text-underline-style="none" fo:font-weight="normal" style:text-blinking="false" style:font-size-asian="10pt" style:font-style-asian="normal" style:font-size-complex="10pt" style:font-style-complex="normal"/>
    </style:style>
    <style:style style:name="T12" style:family="text">
      <style:text-properties fo:font-variant="normal" fo:text-transform="none" style:font-name="Roboto Slab" fo:font-size="13.25pt" fo:letter-spacing="normal" fo:font-style="normal" fo:font-weight="normal"/>
    </style:style>
    <style:style style:name="T13" style:family="text">
      <style:text-properties fo:font-weight="bold" style:font-weight-asian="bold" style:font-weight-complex="bold"/>
    </style:style>
    <style:style style:name="T14" style:family="text">
      <style:text-properties fo:font-weight="bold" officeooo:rsid="00242451"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2b32c5" style:font-weight-asian="normal" style:font-weight-complex="normal"/>
    </style:style>
    <style:style style:name="T17" style:family="text">
      <style:text-properties fo:font-weight="normal" officeooo:rsid="002ad9d6" style:font-weight-asian="normal" style:font-weight-complex="normal"/>
    </style:style>
    <style:style style:name="T18" style:family="text">
      <style:text-properties fo:font-weight="normal" officeooo:rsid="002d0a9b" style:font-weight-asian="normal" style:font-weight-complex="normal"/>
    </style:style>
    <style:style style:name="T19" style:family="text">
      <style:text-properties fo:font-weight="normal" officeooo:rsid="002dc035" style:font-weight-asian="normal" style:font-weight-complex="normal"/>
    </style:style>
    <style:style style:name="T20" style:family="text">
      <style:text-properties fo:font-weight="normal" officeooo:rsid="002e9f62" style:font-weight-asian="normal" style:font-weight-complex="normal"/>
    </style:style>
    <style:style style:name="T21" style:family="text">
      <style:text-properties fo:font-weight="normal" officeooo:rsid="00323c1e" style:font-weight-asian="normal" style:font-weight-complex="normal"/>
    </style:style>
    <style:style style:name="T22" style:family="text">
      <style:text-properties fo:font-weight="normal" style:font-size-asian="10pt" style:font-size-complex="10pt" loext:padding-left="0in" loext:padding-right="0in" loext:padding-top="0in" loext:padding-bottom="0.0193in" loext:border-left="none" loext:border-right="none" loext:border-top="none" loext:border-bottom="0.06pt dashed #cccccc"/>
    </style:style>
    <style:style style:name="T23" style:family="text">
      <style:text-properties fo:font-weight="normal" officeooo:rsid="00641f46" style:font-size-asian="10pt" style:font-size-complex="10pt" loext:padding-left="0in" loext:padding-right="0in" loext:padding-top="0in" loext:padding-bottom="0.0193in" loext:border-left="none" loext:border-right="none" loext:border-top="none" loext:border-bottom="0.06pt dashed #cccccc"/>
    </style:style>
    <style:style style:name="T24" style:family="text">
      <style:text-properties officeooo:rsid="00344675"/>
    </style:style>
    <style:style style:name="T25" style:family="text">
      <style:text-properties fo:font-style="italic" style:font-style-asian="italic" style:font-style-complex="italic"/>
    </style:style>
    <style:style style:name="T26" style:family="text">
      <style:text-properties fo:font-style="italic" officeooo:rsid="0036a9ee" style:font-style-asian="italic" style:font-style-complex="italic"/>
    </style:style>
    <style:style style:name="T27" style:family="text">
      <style:text-properties officeooo:rsid="00385490"/>
    </style:style>
    <style:style style:name="T28" style:family="text">
      <style:text-properties officeooo:rsid="003971e9"/>
    </style:style>
    <style:style style:name="T29" style:family="text">
      <style:text-properties officeooo:rsid="003ad072"/>
    </style:style>
    <style:style style:name="T30" style:family="text">
      <style:text-properties officeooo:rsid="0042a632"/>
    </style:style>
    <style:style style:name="T31" style:family="text">
      <style:text-properties officeooo:rsid="004371bf"/>
    </style:style>
    <style:style style:name="T32" style:family="text">
      <style:text-properties officeooo:rsid="0049ab37"/>
    </style:style>
    <style:style style:name="T33" style:family="text">
      <style:text-properties officeooo:rsid="0055dd84"/>
    </style:style>
    <style:style style:name="T34" style:family="text">
      <style:text-properties fo:font-style="normal" style:font-style-asian="normal" style:font-style-complex="normal"/>
    </style:style>
    <style:style style:name="T35" style:family="text">
      <style:text-properties fo:color="#111111" style:text-line-through-style="none" style:text-line-through-type="none" style:font-name="Liberation Sans1" fo:font-size="10pt" style:text-underline-style="none" fo:font-weight="normal" style:text-blinking="false" style:font-size-asian="10pt" style:font-style-asian="normal" style:font-weight-asian="bold" style:font-size-complex="10pt" style:font-style-complex="normal" style:font-weight-complex="bold"/>
    </style:style>
    <style:style style:name="T36" style:family="text">
      <style:text-properties fo:color="#111111" style:text-line-through-style="none" style:text-line-through-type="none" style:font-name="Liberation Sans1" fo:font-size="10pt" style:text-underline-style="none" fo:font-weight="normal" officeooo:rsid="003114ba" style:text-blinking="false" style:font-size-asian="10pt" style:font-style-asian="normal" style:font-weight-asian="bold" style:font-size-complex="10pt" style:font-style-complex="normal" style:font-weight-complex="bold"/>
    </style:style>
    <style:style style:name="T37" style:family="text">
      <style:text-properties fo:color="#111111" style:text-line-through-style="none" style:text-line-through-type="none" style:font-name="Liberation Sans1" fo:font-size="10pt" style:text-underline-style="none" style:text-blinking="false" fo:background-color="#ffffff" loext:char-shading-value="0" style:font-size-asian="10pt" style:font-size-complex="10pt"/>
    </style:style>
    <style:style style:name="T38" style:family="text">
      <style:text-properties fo:color="#111111" style:text-line-through-style="none" style:text-line-through-type="none" style:font-name="Liberation Sans1" fo:font-size="10pt" style:text-underline-style="none" officeooo:rsid="005e67b1" style:text-blinking="false" fo:background-color="#ffffff" loext:char-shading-value="0" style:font-size-asian="10pt" style:font-size-complex="10pt"/>
    </style:style>
    <style:style style:name="T39" style:family="text">
      <style:text-properties fo:color="#111111" style:text-line-through-style="none" style:text-line-through-type="none" style:font-name="Liberation Sans1" fo:font-size="10pt" style:text-underline-style="none" officeooo:rsid="003114ba" style:text-blinking="false" style:font-size-asian="10pt" style:font-style-asian="normal" style:font-weight-asian="bold" style:font-size-complex="10pt" style:font-style-complex="normal" style:font-weight-complex="bold"/>
    </style:style>
    <style:style style:name="T40" style:family="text">
      <style:text-properties officeooo:rsid="00634357"/>
    </style:style>
    <style:style style:name="T41" style:family="text">
      <style:text-properties fo:language="en" fo:country="US" officeooo:rsid="0061c5ac" style:font-size-asian="10pt" style:font-style-asian="normal" style:font-weight-asian="normal" style:font-size-complex="10pt" style:font-style-complex="normal" style:font-weight-complex="normal" loext:padding="0in" loext:border="none"/>
    </style:style>
    <style:style style:name="T42" style:family="text">
      <style:text-properties fo:language="en" fo:country="US" officeooo:rsid="00641f46" style:font-size-asian="10pt" style:font-style-asian="normal" style:font-weight-asian="normal" style:font-size-complex="10pt" style:font-style-complex="normal" style:font-weight-complex="normal" loext:padding="0in" loext:border="none"/>
    </style:style>
    <style:style style:name="T43" style:family="text">
      <style:text-properties officeooo:rsid="00648600"/>
    </style:style>
    <style:style style:name="T44" style:family="text">
      <style:text-properties fo:color="#808080" style:font-name="arial" fo:font-size="12pt" fo:font-weight="normal" officeooo:rsid="00641f46" loext:padding-left="0in" loext:padding-right="0in" loext:padding-top="0in" loext:padding-bottom="0.0193in" loext:border-left="none" loext:border-right="none" loext:border-top="none" loext:border-bottom="0.06pt dashed #cccccc"/>
    </style:style>
    <style:style style:name="T45" style:family="text">
      <style:text-properties officeooo:rsid="006ce4d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fining consciousness using computer science techniques</text:p>
      <text:p text:style-name="P4">Meta: a) Are there enough of good enough articles to write the Essay? b) Can the argument be constructed from them?</text:p>
      <text:p text:style-name="P2"/>
      <text:p text:style-name="P3">TED talks</text:p>
      <text:p text:style-name="P36">The quest to understand consciousness | Antonio Damasio</text:p>
      <text:p text:style-name="P24">We all have it. Have new neuroscientific imaging techniques: looking at living humans, looking at individual synapses.</text:p>
      <text:p text:style-name="P24">What is it? What we loose in deep sleep and anesthesia / recover after. What is it?</text:p>
      <text:p text:style-name="P14"><text:span text:style-name="T4">Part</text:span><text:span text:style-name="T5">s:</text:span></text:p>
      <text:p text:style-name="P14"><text:span text:style-name="T5">1. </text:span><text:span text:style-name="T4">Mind (flow of images) → Neural maps in neuroscience. </text:span><text:span text:style-name="T5">Image-imagining=Image-seeing area</text:span></text:p>
      <text:p text:style-name="P14"><text:span text:style-name="T5">2. </text:span><text:span text:style-name="T4">self </text:span><text:span text:style-name="T5">(hard problem). M</text:span><text:span text:style-name="T4">ind with a self in it. </text:span><text:span text:style-name="T5">Maps of the body → reference (stable). Homeostasis </text:span><text:span text:style-name="T6">(and definition of sickness)</text:span></text:p>
      <text:p text:style-name="P15"><text:span text:style-name="T4">Brain stem parts ↔ these parts (damage argument: if damaged, the functionality </text:span><text:span text:style-name="T7">disappears</text:span><text:span text:style-name="T4">)</text:span></text:p>
      <text:p text:style-name="P38">Constant distribution of data from internal organs as a reference distribution for creating conscious experience</text:p>
      <text:p text:style-name="P16"><text:span text:style-name="T9">Type of definition</text:span><text:span text:style-name="T8">: material, part of the brain</text:span></text:p>
      <text:p text:style-name="P16"><text:span text:style-name="T3">Types of self</text:span><text:span text:style-name="T8">: proto, core, autobiographical</text:span></text:p>
      <text:p text:style-name="P16"><text:span text:style-name="T3">Why study consciousness?</text:span><text:span text:style-name="T8">: curiosity, mental health, understanding society</text:span></text:p>
      <text:p text:style-name="P38"/>
      <text:p text:style-name="P23">Your brain hallucinates your conscious reality | Anil Seth</text:p>
      <text:p text:style-name="P21">Surgery experience not like sleep (continuity). People ↔ objects. Joy/suffering. Animals? Computers? A lot to do with living organisms. Do not have to be smart to suffer, have to be alive.</text:p>
      <text:p text:style-name="P17">Argument for explainability: <text:span text:style-name="T15">before thought that life is magic, not now</text:span></text:p>
      <text:p text:style-name="P17">Plan:<text:span text:style-name="T15"> need to describe properties</text:span></text:p>
      <text:p text:style-name="P18">Properties: <text:span text:style-name="T15">world, self. Brain=prediction engine. “The best guess about the reality !</text:span><text:span text:style-name="T16">= reality</text:span><text:span text:style-name="T15">” </text:span><text:span text:style-name="T19">– </text:span><text:span text:style-name="T18">P</text:span><text:span text:style-name="T19">redictive perception. “</text:span><text:span text:style-name="T20">Predict ourselves into existense”, “</text:span><text:span text:style-name="T21">Predict itself”</text:span></text:p>
      <text:p text:style-name="P19"><text:span text:style-name="T15">Consciousness ← best guess, not reality. </text:span><text:span text:style-name="T17">“Controlled hallucinations”. “</text:span><text:span text:style-name="T15">Brexit is a terrible idea” sound experiment</text:span></text:p>
      <text:p text:style-name="P19"><text:span text:style-name="T17">Consciousness ← </text:span><text:span text:style-name="T15">best guess about self. Best guess about what is and what is not part of the body. Rubber hand experiment.</text:span></text:p>
      <text:p text:style-name="P20"><text:span text:style-name="T17">Consciousness ←</text:span><text:span text:style-name="T18">interoception (internal organs) perception and regulation, </text:span><text:span text:style-name="T19">not “figuring out what’s there”</text:span></text:p>
      <text:p text:style-name="P19">Self: <text:span text:style-name="T15">bodily, perspectival, volitional, narrative, social</text:span></text:p>
      <text:p text:style-name="P21"><text:span text:style-name="T13">Definition:</text:span> physical, by neurons</text:p>
      <text:p text:style-name="P22">Conscious != smart. Many ways of being conscious</text:p>
      <text:p text:style-name="P37">Nick Bostrom. Superintelligence (talk)</text:p>
      <text:p text:style-name="P25">In talk: background for the book. Big picture question. Two attractors:</text:p>
      <text:p text:style-name="P25">1. Extintion (most species are extinct!): <text:span text:style-name="T29">die out or lock ourselves in in an undesirable state (ex. totalitarianism)</text:span></text:p>
      <text:p text:style-name="P25">2. Cosmic endowment. High tech, automated colonization. <text:span text:style-name="T26">Very high value =&gt; small existential risk reduction is very beneficial<text:tab/></text:span></text:p>
      <text:p text:style-name="P26">Prob<text:span text:style-name="T24">ability o</text:span>f going there from current state increases. <text:span text:style-name="T24">Doesn’t matter where/when to suffer.</text:span></text:p>
      <text:p text:style-name="P27"><text:soft-page-break/>Most of modern risks are caused by humans, <text:span text:style-name="T27">specifically, future technologies (ex. Nuclear weapons). What if creation of a nuclear bomb was really easy?</text:span> But most of risks are not existential. “<text:span text:style-name="T28">The risk of creativity” urn (taking out technologies-balls from an urn)</text:span></text:p>
      <text:p text:style-name="P28">Tech risks: AI, synthetic biology, totalitarian-enabling technologies</text:p>
      <text:p text:style-name="P28">Technological determinism: eventually will discover everything that could be done</text:p>
      <text:p text:style-name="P28">Going fast &lt;= “I will experience more technologically advanced future” – individual (egoistic) point of view</text:p>
      <text:p text:style-name="P28">Go slow and stop all the technologies which pose existential risk (at least least by a couple of months or at least change the sequence of arrival of technologies )</text:p>
      <text:p text:style-name="P29">Coordination/wisdom must be increased before each technological breakthrough</text:p>
      <text:p text:style-name="P29">Superintelligence: biological/computer. Individual information processing devices. Can’t get ahead of computer if doing so because CS researchers will also get advanced personal intelligence</text:p>
      <text:p text:style-name="P30">Biological superintelligence: genetic interventions for overall smartness, chemicals for peripheral parameters (concentration, …). Gamets from stem cells. Iterated selection =&gt; Really a lot of IQ points (more than <text:span text:style-name="T30">e</text:span>ver existed). Machines are must faster than brains =&gt; eventually we will be surpassed by machines</text:p>
      <text:p text:style-name="P31">Full brain scans =&gt; connectivity matrix and neuron types.</text:p>
      <text:p text:style-name="P31">How much time until HLAI? Don’t know. Median: 2040-2050. Until SI? Within 30 years. <text:span text:style-name="T31">Intelligence explosion (surge up in intelligence after HLAI). Can’t do anything when it starts =&gt; Need to set up really good initial conditions. “Mature superintelligence in the world where none other exist (others are behind by month before HLAI)”. One decision-making agency. Copies of digital minds =&gt; high intelligence out of 1 – Singleton. Need to do it right in the first run!</text:span></text:p>
      <text:p text:style-name="P32">Moral responsibility for non-biological life. Superintelligence as “Utility monster”. “Paperclip maximizer” <text:span text:style-name="T32">or other goal =&gt; need to kill all humans because they contradict this goal. How to embed human values into SI? “There is no happiness primitive in C++”. Possibility for moral growth (since before we were less moral than now). Indirect normativity (process for becoming moral rather than describing the end state). How to ensure that its goals are not harmful and helpful =&gt; isolate it (problem: useless, can’t do it because it’s smarter) OR motivation system (it doesn’t want to cause harm for some reason). Bad idea to have “space race” when developing AI. Problem: behaves nicely in a sandbox because it knows that it’s in a sandbox and being monitored. Orthogonality thesis: goal and intelligence are orthogonal and can be both arbitrary. Goal content preservation: if tomorrow something changes your goal, then for today it’s optimal to prevent that.</text:span></text:p>
      <text:p text:style-name="P33">Computer scientists=terrorists? What if policymakers are afraid? <text:span text:style-name="T33">Need mathematicians, theory of CS guys, philosophers. MIRI, FHI institutes 6 people working on this… Government can’t handle small mobile targets like developing AI (laptop+cloud vs huge factory for nuclear weapons) </text:span></text:p>
      <text:p text:style-name="P33"/>
      <text:p text:style-name="P39">Popular articles</text:p>
      <text:p text:style-name="P39"><text:a xlink:type="simple" xlink:href="https://80000hours.org/2016/01/is-now-the-time-to-do-something-about-ai/" office:target-frame-name="_blank" xlink:show="new" text:style-name="Internet_20_link" text:visited-style-name="Visited_20_Internet_20_Link">Is now the time to do something about AI?</text:a><text:span text:style-name="T37"> </text:span><text:span text:style-name="T38">(by 80000 hours)</text:span></text:p>
      <text:p text:style-name="P41">Big uncertainty considering when the superintelligence will be achieved</text:p>
      <text:p text:style-name="P42">Nothing about hard consciousness</text:p>
      <text:p text:style-name="P42"/>
      <text:p text:style-name="P42"/>
      <text:p text:style-name="P39">Scientific articles</text:p>
      <text:p text:style-name="P35">Look for: <text:span text:style-name="T15">cognitive theory of consciousness</text:span></text:p>
      <text:p text:style-name="P34"><text:span text:style-name="T40">Neuroscience of consciousness: </text:span>The whole journal on biological basis of consciousness</text:p>
      <text:h text:style-name="P44" text:outline-level="1"><text:soft-page-break/><text:span text:style-name="T41">An information integration theory of consciousness </text:span><text:span text:style-name="T42">(</text:span><text:span text:style-name="T22">Giulio Tononi</text:span><text:span text:style-name="T23">), </text:span><text:span text:style-name="T44">Cited by 977</text:span></text:h>
      <text:p text:style-name="P46">1. Conditions: system has conscious experience. Why generated by some parts and not others. Why conscious during day, not the night?</text:p>
      <text:p text:style-name="P46">2. Conditions: what kind of consciousness a system has. Why parts contribute (vision, audition)</text:p>
      <text:p text:style-name="P46">Theory: level of consciousness=information integration. <text:span text:style-name="T43">Arguments: a) large number of conscious experiences b) unity of each experience.</text:span></text:p>
      <text:p text:style-name="P47">Definition in terms of <text:span text:style-name="T25">effective information. </text:span><text:span text:style-name="T34">Agreement with experimental data.</text:span></text:p>
      <text:h text:style-name="P43" text:outline-level="1"><text:span text:style-name="T39">An algorithmic information theory of consciousness </text:span><text:a xlink:type="simple" xlink:href="javascript:;" text:style-name="Internet_20_link" text:visited-style-name="Visited_20_Internet_20_Link"><text:span text:style-name="T36">Giulio Ruffini</text:span></text:a></text:h>
      <text:p text:style-name="P40"><text:span text:style-name="T36">E</text:span><text:span text:style-name="T35">xperience ↔ information compression. Bio-RNN can do compression. Self-awareness arises naturally. Kolmogorov complexity. </text:span></text:p>
      <text:h text:style-name="P45" text:outline-level="1"><text:span text:style-name="T10">Do Artificial Reinforcement-Learning Agents Matter Morally? </text:span><text:a xlink:type="simple" xlink:href="https://arxiv.org/find/cs/1/au:+Tomasik_B/0/1/0/all/0/1" text:style-name="Internet_20_link" text:visited-style-name="Visited_20_Internet_20_Link"><text:span text:style-name="T11">Brian Tomasik</text:span></text:a></text:h>
      <text:p text:style-name="P48">Present day RL agents have non-zero degree of consciousness (experience???)</text:p>
      <text:p text:style-name="P51">PHILOSOPHY IN THE FACE OF ARTIFICIAL INTELLIGENCE (Vincent Conitzer, 2016)</text:p>
      <text:p text:style-name="P54">Overview on AGI. Not a lot about consciousness</text:p>
      <text:p text:style-name="P54"/>
      <text:p text:style-name="P52">Is Consciousness Computable? Quantifying Integrated Information Using Algorithmic Information Theory (Phil Maguire, 2014)</text:p>
      <text:p text:style-name="P55">Arguing that lossless consciousness is uncomputable.</text:p>
      <text:p text:style-name="P55"/>
      <text:p text:style-name="P52">A Principled Infotheoretic φ-like Measure (Virgil Griffith, 2014)</text:p>
      <text:p text:style-name="P55">phi-measure improved.</text:p>
      <text:p text:style-name="P55"/>
      <text:p text:style-name="P52">Integrated Information in Discrete Dynamical Systems: Motivation and Theoretical <text:s/>Framework (David Balduzzi, Giulio Tononi)</text:p>
      <text:p text:style-name="P52">Qualia: The Geometry of Integrated Information</text:p>
      <text:p text:style-name="P52">Consciousness as integrated information: a provisional manifesto</text:p>
      <text:p text:style-name="P55">Intro into phi-measure</text:p>
      <text:p text:style-name="P55"/>
      <text:p text:style-name="P52">Why Machines Could Be – But Aren’t – Conscious (Blog)</text:p>
      <text:p text:style-name="P55">Argument for future types of machines (not any Turing-complete thing can be conscious)</text:p>
      <text:p text:style-name="P49">Views:</text:p>
      <text:p text:style-name="P56"><text:soft-page-break/>1. functionalism (consc.=information processing, thus, matter can be conscious when performs computation). Counterarguments: China brain, Chinese room, Inverted spectrum, Twin Earth, … All about different mental states for a single function</text:p>
      <text:p text:style-name="P56">2. computationalism</text:p>
      <text:p text:style-name="P57">3. “Rich inner life” is fundamental like matter</text:p>
      <text:p text:style-name="P57">4. New mysterianism: we cannot explain consciousness</text:p>
      <text:p text:style-name="P57">5. Hard problem will be solved while solving easy one. “Vitalism”</text:p>
      <text:p text:style-name="P57"/>
      <text:p text:style-name="P53">Can have qualia of 1 bit?</text:p>
      <text:p text:style-name="P56"/>
      <text:p text:style-name="P57">Brain simulation</text:p>
      <text:p text:style-name="P57">Godel: brain can solve any problem, but machine cannot prove all statements. <text:span text:style-name="T45">Now first notion is rejected.</text:span></text:p>
      <text:p text:style-name="P57"/>
      <text:p text:style-name="P58">Artificial consciousnes wiki → def, problems, theories</text:p>
      <text:p text:style-name="P56"/>
      <text:p text:style-name="P50">HPC: how and why have conscious experiences (qualia)</text:p>
      <text:p text:style-name="P50">EPC: information processing, classification, focus, ...</text:p>
      <text:p text:style-name="P5">Points:</text:p>
      <text:p text:style-name="P7">1. Artificial consciousness can exist</text:p>
      <text:p text:style-name="P7">2. Consciousness can be explained using information theory and other topics of Computer Science</text:p>
      <text:p text:style-name="P7">3. Easy problem (behavior) can be explained as computation</text:p>
      <text:p text:style-name="P8"/>
      <text:p text:style-name="P9"/>
      <text:p text:style-name="P5">What am I looking for?</text:p>
      <text:p text:style-name="P9">If Blue Brain project claims it’s conscious. Is it? <text:span text:style-name="T2">Need a good </text:span><text:span text:style-name="T14">definition</text:span></text:p>
      <text:p text:style-name="P10">0. Some structure (theory) in theory of learning/information theory need to learn/compute = consciousness?</text:p>
      <text:p text:style-name="P8">1. Definition which explains which parts are required <text:span text:style-name="T1">for a system to be conscious</text:span></text:p>
      <text:p text:style-name="P8">2. Explain why hard problem (experience) exist</text:p>
      <text:p text:style-name="P8">3. What about information processing?</text:p>
      <text:p text:style-name="P8">4. What about action selection?</text:p>
      <text:p text:style-name="P11">5. What about learning?</text:p>
      <text:p text:style-name="P12">6. What about language?</text:p>
      <text:p text:style-name="P8"/>
      <text:p text:style-name="P6">Bibliography</text:p>
      <text:p text:style-name="P13">1. Turing</text:p>
      <text:p text:style-name="P13">2. Matter morally</text:p>
      <text:p text:style-name="P13">3. Information theory</text:p>
      <text:p text:style-name="P13">4.</text:p>
      <text:p text:style-name="P13"/>
      <text:p text:style-name="P13"><text:line-break/><text:span text:style-name="T12">Problem with Turing test: since we don't know what is intelligence, we don't know how it should behave. Monkeys have same possibility (or uneducated human has roughly the same ability to learn), but he wouldn't </text:span><text:soft-page-break/><text:span text:style-name="T12">notice differences and "wrong speaking/actions" of a machine. Need a series of Turing tests with winner judging next? Need a consensus? </text:span><text:line-break/><text:line-break/><text:span text:style-name="T12">All of the human qualities can be imitated. Does it make the creature intelligent? Is sort of infinity requir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uropa" svg:font-family="Europa, apple-system, BlinkMacSystemFont, 'Segoe UI', Roboto, Oxygen-Sans, Ubuntu, Cantarell, 'Helvetica Neue', sans-serif"/>
    <style:font-face style:name="Lucida Grande" svg:font-family="'Lucida Grande', helvetica, arial, verdana, sans-serif"/>
    <style:font-face style:name="Roboto Slab" svg:font-family="'Roboto Slab', 'Times New Roman', serif"/>
    <style:font-face style:name="arial" svg:font-family="arial, sans-serif"/>
    <style:font-face style:name="FreeSans1" svg:font-family="FreeSans" style:font-family-generic="swis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7T13:13:48.546764568</meta:creation-date>
    <meta:generator>LibreOffice/5.2.7.2$Linux_X86_64 LibreOffice_project/20m0$Build-2</meta:generator>
    <dc:date>2018-04-05T14:00:11.329249324</dc:date>
    <meta:editing-duration>PT6H8M10S</meta:editing-duration>
    <meta:editing-cycles>55</meta:editing-cycles>
    <meta:document-statistic meta:table-count="0" meta:image-count="0" meta:object-count="0" meta:page-count="5" meta:paragraph-count="101" meta:word-count="1365" meta:character-count="9353" meta:non-whitespace-character-count="8077"/>
  </office:meta>
</office:document-meta>
</file>